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ver accent="true">
          <mstyle mathvariant="bold">
            <mrow>
              <mo stretchy="false">α</mo>
            </mrow>
          </mstyle>
          <mo stretchy="false">̂</mo>
        </mover>
        <mo stretchy="false">=</mo>
        <mfenced open="(" close=")">
          <mrow>
            <mtable>
              <mtr>
                <mtd>
                  <mrow>
                    <mn>0</mn>
                  </mrow>
                </mtd>
                <mtd>
                  <mrow>
                    <mstyle mathvariant="bold">
                      <mrow>
                        <mo stretchy="false">σ</mo>
                      </mrow>
                    </mstyle>
                  </mrow>
                </mtd>
              </mtr>
              <mtr>
                <mtd>
                  <mrow>
                    <mstyle mathvariant="bold">
                      <mrow>
                        <mo stretchy="false">σ</mo>
                      </mrow>
                    </mstyle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i/>
      <mtext> ; </mtext>
      <mi/>
      <mrow>
        <mover accent="true">
          <mstyle mathvariant="bold">
            <mrow>
              <mo stretchy="false">β</mo>
            </mrow>
          </mstyle>
          <mo stretchy="false">̂</mo>
        </mover>
        <mo stretchy="false">=</mo>
        <mfenced open="(" close=")">
          <mrow>
            <mtable>
              <mtr>
                <mtd>
                  <mrow>
                    <msub>
                      <mrow>
                        <mstyle mathvariant="bold">
                          <mrow>
                            <mn>1</mn>
                          </mrow>
                        </mstyle>
                      </mrow>
                      <mn>2</mn>
                    </msub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row>
                      <mo stretchy="false">−</mo>
                      <msub>
                        <mrow>
                          <mstyle mathvariant="bold">
                            <mrow>
                              <mn>1</mn>
                            </mrow>
                          </mstyle>
                        </mrow>
                        <mn>2</mn>
                      </msub>
                    </mrow>
                  </mrow>
                </mtd>
              </mtr>
            </mtable>
          </mrow>
        </mfenced>
      </mrow>
    </mrow>
    <annotation encoding="StarMath 5.0">hat bold %ialpha = 
left ( 
 matrix{
 0 # bold %isigma ##
 bold %isigma # 0 
 }
right ) 
`" ; "~
hat bold %ibeta = 
left ( 
 matrix{
 {bold 1} _2 # 0 ##
 0 # -{bold 1} _2 
 }
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3:28:14.745000000</meta:creation-date>
    <meta:generator>LibreOffice/4.1.4.2$Windows_x86 LibreOffice_project/0a0440ccc0227ad9829de5f46be37cfb6edcf72</meta:generator>
  </office:meta>
</office:document-meta>
</file>